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60000024EFFC41E1DEEAC07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9701in" draw:z-index="0"><draw:image xlink:href="Pictures/10000001000003360000024EFFC41E1DEEAC07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16:54:49.986000000</meta:creation-date>
    <dc:date>2023-02-22T16:55:16.439000000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